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belValueBindingFacesMessage.LabelValueBindingFacesMessage( String summary , String 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ValueBindingFacesMessage.LabelValueBindingFacesMessage( String summ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ValueBindingFacesMessage.LabelValueBindingFacesMessage( FacesMessage . Severity severity , String summary , String detail , Locale locale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belValueBindingFacesMessage.getSummar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abelValueBindingFacesMessage.LabelValueBindingFaces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ValueBindingFacesMessage.getDetai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